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a663" officeooo:paragraph-rsid="000da663"/>
    </style:style>
    <style:style style:name="P2" style:family="paragraph" style:parent-style-name="Standard">
      <style:text-properties officeooo:rsid="000e47f8" officeooo:paragraph-rsid="000e47f8"/>
    </style:style>
    <style:style style:name="P3" style:family="paragraph" style:parent-style-name="Standard">
      <style:text-properties officeooo:rsid="000e47f8" officeooo:paragraph-rsid="000f1fde"/>
    </style:style>
    <style:style style:name="P4" style:family="paragraph" style:parent-style-name="Standard">
      <style:text-properties officeooo:rsid="000f1fde" officeooo:paragraph-rsid="000f1fde"/>
    </style:style>
    <style:style style:name="P5" style:family="paragraph" style:parent-style-name="Standard">
      <style:text-properties officeooo:rsid="0010875a" officeooo:paragraph-rsid="0010875a"/>
    </style:style>
    <style:style style:name="P6" style:family="paragraph" style:parent-style-name="Standard">
      <style:text-properties officeooo:rsid="0010a497" officeooo:paragraph-rsid="0010a497"/>
    </style:style>
    <style:style style:name="P7" style:family="paragraph" style:parent-style-name="Standard">
      <style:text-properties officeooo:rsid="0011c616" officeooo:paragraph-rsid="0011c616"/>
    </style:style>
    <style:style style:name="P8" style:family="paragraph" style:parent-style-name="Standard">
      <style:text-properties officeooo:rsid="000e47f8" officeooo:paragraph-rsid="00156b42"/>
    </style:style>
    <style:style style:name="P9" style:family="paragraph" style:parent-style-name="Standard">
      <style:text-properties officeooo:rsid="000da663" officeooo:paragraph-rsid="000da663"/>
    </style:style>
    <style:style style:name="P10" style:family="paragraph" style:parent-style-name="Standard">
      <style:text-properties officeooo:rsid="00156b42" officeooo:paragraph-rsid="00156b42"/>
    </style:style>
    <style:style style:name="P11" style:family="paragraph" style:parent-style-name="Standard">
      <style:text-properties officeooo:rsid="00156b42" officeooo:paragraph-rsid="001b8927"/>
    </style:style>
    <style:style style:name="P12" style:family="paragraph" style:parent-style-name="Standard">
      <style:text-properties style:text-underline-style="solid" style:text-underline-width="auto" style:text-underline-color="font-color" officeooo:rsid="00177732" officeooo:paragraph-rsid="00177732"/>
    </style:style>
    <style:style style:name="P13" style:family="paragraph" style:parent-style-name="Standard">
      <style:text-properties style:text-underline-style="solid" style:text-underline-width="auto" style:text-underline-color="font-color" officeooo:rsid="001a4382" officeooo:paragraph-rsid="001a4382"/>
    </style:style>
    <style:style style:name="P14" style:family="paragraph" style:parent-style-name="Standard">
      <style:text-properties officeooo:rsid="001a4382" officeooo:paragraph-rsid="001a4382"/>
    </style:style>
    <style:style style:name="P15" style:family="paragraph" style:parent-style-name="Standard">
      <style:paragraph-properties fo:break-before="page"/>
      <style:text-properties officeooo:rsid="00156b42" officeooo:paragraph-rsid="00156b42"/>
    </style:style>
    <style:style style:name="T1" style:family="text">
      <style:text-properties officeooo:rsid="000e47f8"/>
    </style:style>
    <style:style style:name="T2" style:family="text">
      <style:text-properties officeooo:rsid="000f1fde"/>
    </style:style>
    <style:style style:name="T3" style:family="text">
      <style:text-properties officeooo:rsid="0010a497"/>
    </style:style>
    <style:style style:name="T4" style:family="text">
      <style:text-properties officeooo:rsid="0011c616"/>
    </style:style>
    <style:style style:name="T5" style:family="text">
      <style:text-properties officeooo:rsid="0011db54"/>
    </style:style>
    <style:style style:name="T6" style:family="text">
      <style:text-properties officeooo:rsid="00156b42"/>
    </style:style>
    <style:style style:name="T7" style:family="text">
      <style:text-properties officeooo:rsid="001679f5"/>
    </style:style>
    <style:style style:name="T8" style:family="text">
      <style:text-properties officeooo:rsid="00177732"/>
    </style:style>
    <style:style style:name="T9" style:family="text">
      <style:text-properties style:text-underline-style="none"/>
    </style:style>
    <style:style style:name="T10" style:family="text">
      <style:text-properties style:text-underline-style="none" officeooo:rsid="001975dd"/>
    </style:style>
    <style:style style:name="T11" style:family="text">
      <style:text-properties style:text-underline-style="none" officeooo:rsid="001a43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tab/>!!!!!! --- <text:span text:style-name="T6">PROBABLY FOR THE CHOP !!!!!</text:span></text:p>
      <text:p text:style-name="P8">[Quick definition of RPPP]</text:p>
      <text:p text:style-name="P5">Purchasing Power Parity (PPP) is an equilibrium condition which states that the cost of an object should be constant anywhere it can be purchased. In an international context <text:span text:style-name="T3">if</text:span> PPP <text:span text:style-name="T3">is pressumed to be true then the spot ??exchange?? rate between two countries can be calculated as:</text:span></text:p>
      <text:p text:style-name="P6"><text:tab/>S=Ph/Pf<text:tab/></text:p>
      <text:p text:style-name="P6">Studies by SOME BLOKE in the period after the first world suggested that the countries inflation rates has an affect on the purchasing power of their currency. <text:span text:style-name="T4">Extending PPP to account for differences in inflation rates gives the equilbrium condition of Relative Purchasing Power Parity (RPPP), this can be expressed formally as:</text:span></text:p>
      <text:p text:style-name="P6"/>
      <text:p text:style-name="P7">dS = Ih - If</text:p>
      <text:p text:style-name="P5"/>
      <text:p text:style-name="P7">Namely for a given period of time the change in the spot rate should equal the difference in the two countries inflation rates.</text:p>
      <text:p text:style-name="P7"/>
      <text:p text:style-name="P2"><text:tab/>[Quick overview of our data and methodology]</text:p>
      <text:p text:style-name="P3">To investigate RPPP we will be using <text:span text:style-name="T2">Consumer Price Index (CPI) and exchange rate</text:span> data sourced from the FRED (federal <text:span text:style-name="T2">freserve, StLois Branch</text:span>), <text:span text:style-name="T2">which in turn sources its data from the Office for Economic Development (OECD). The CPI data is based upon SOMETHING OR OTHER and the exchange data is annual averages of prices quoted on the New York Stock exchange. </text:span></text:p>
      <text:p text:style-name="P3"/>
      <text:p text:style-name="P4">To compute our RPPP values we will use the following equation:</text:p>
      <text:p text:style-name="P3"/>
      <text:p text:style-name="P4">ln(St) – ln(S{t-1}) = (ln(Ph,t) – ln(Ph,{t-1})) – (ln(Pf,t) – ln(Pf,{t-1}))</text:p>
      <text:p text:style-name="P4"/>
      <text:p text:style-name="P4">The US Dollar will be treated as the home currency and exchange rates are direct (USD/foreign currency). <text:span text:style-name="T5">In our initial analysis we calcualte RPPP for each year in a given time series. The RPPP value of given in year is calculated with the year as t and the previous year as t-1.</text:span></text:p>
      <text:p text:style-name="P4"/>
      <text:p text:style-name="P2"/>
      <text:p text:style-name="P2">[Discussion of US vs India]</text:p>
      <text:p text:style-name="P2"/>
      <text:p text:style-name="P2">[Discussion of US vs UK]</text:p>
      <text:p text:style-name="P2">[Discussion of US vs France and Germany]</text:p>
      <text:p text:style-name="P2"/>
      <text:p text:style-name="P2"/>
      <text:p text:style-name="P2">[Discussoins on the patterns that prevail]</text:p>
      <text:p text:style-name="P2">[Does the accuracy of RPPP increase over time]</text:p>
      <text:p text:style-name="P1"/>
      <text:p text:style-name="P1">This is an essay on the validity of relatve purchasing power parity <text:span text:style-name="T1">by calculating and comparing RPPP values for the USA against UK, India, </text:span></text:p>
      <text:p text:style-name="P1"/>
      <text:p text:style-name="P1">!!!! <text:span text:style-name="T6">END OF CHOP !!!!</text:span></text:p>
      <text:p text:style-name="P15">In this essay we will investigate the validity of Relative Purchasing Power Parity (RPPP) when applied to inernational finance. RPPP extends the idea of Purchasing Power Parity to account for the influence<text:span text:style-name="T8">s</text:span> o<text:span text:style-name="T8">f exchange rates and variations in inflation when considering the purchasing power of national economies</text:span>. </text:p>
      <text:p text:style-name="P10"/>
      <text:p text:style-name="P10">If RPPP holds then for some time period dt the following equilibrium between exchange rates and inflation is observed:</text:p>
      <text:p text:style-name="P10"/>
      <text:p text:style-name="P10">dS = Ih – If</text:p>
      <text:p text:style-name="P10"/>
      <text:p text:style-name="P14">This can be extended to:</text:p>
      <text:p text:style-name="P14">LONG VERSION</text:p>
      <text:p text:style-name="P10"/>
      <text:p text:style-name="P11">We have gathered historic Consumer Price Index (CPI) and excahnge rate data from FRED and will investigate <text:span text:style-name="T7">the validity of RPPP under various ?EXCHANGE SITUATIONS?. </text:span></text:p>
      <text:p text:style-name="P11"><text:span text:style-name="T7">For the purposes of our investigations the home country will always be the USA, therefore the home currency is the US dollar and exchange rates are DIRECT QUOTATIONS?, eg the cost of a USD in the unit of the foreign currency. Both the CPI and exchange rate data is annual averages.</text:span></text:p>
      <text:p text:style-name="P10"/>
      <text:p text:style-name="P12"/>
      <text:p text:style-name="P12">RPPP against multi-country currencies</text:p>
      <text:p text:style-name="P12"><text:span text:style-name="T9"/></text:p>
      <text:p text:style-name="P12"><text:span text:style-name="T9">Multi-country currencies such as AFRICA 1, AFRICA2 and the Euro present a conceptual barrier to the validity of RPPP. </text:span><text:span text:style-name="T10">To illustrate this lets consider two seperate RPPP equilibriums </text:span><text:span text:style-name="T11">across the same time frame</text:span><text:span text:style-name="T10">, USA against France and USA against Germany.</text:span></text:p>
      <text:p text:style-name="P12"><text:span text:style-name="T10"/></text:p>
      <text:p text:style-name="P13"><text:span text:style-name="T10">T</text:span><text:span text:style-name="T9">his would lead two versions of EQUATION 1, Ih is the same in both instances as is dS thanks to th shared currency. This implies that RPPP can only hold for both equilibriums is if the inflation rates of France and Germany are equal, FIGURE 1 shows that this is not the case.</text:span></text:p>
      <text:p text:style-name="P13"><text:span text:style-name="T9"/></text:p>
      <text:p text:style-name="P13"><text:span text:style-name="T9"/></text:p>
      <text:p text:style-name="P12"><text:span text:style-name="T9"/></text:p>
      <text:p text:style-name="P12"><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7T21:29:53.711980398</meta:creation-date>
    <dc:date>2020-02-19T22:07:31.400322249</dc:date>
    <meta:editing-duration>PT1H7M28S</meta:editing-duration>
    <meta:editing-cycles>8</meta:editing-cycles>
    <meta:generator>LibreOffice/6.2.7.1$Linux_X86_64 LibreOffice_project/20$Build-1</meta:generator>
    <meta:document-statistic meta:table-count="0" meta:image-count="0" meta:object-count="0" meta:page-count="2" meta:paragraph-count="29" meta:word-count="587" meta:character-count="3475" meta:non-whitespace-character-count="2904"/>
  </office:meta>
</office:document-meta>
</file>